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hadow="none"/>
    </style:style>
    <style:style style:name="Tabelle1.A" style:family="table-column">
      <style:table-column-properties style:column-width="16.298cm"/>
    </style:style>
    <style:style style:name="Tabelle1.B" style:family="table-column">
      <style:table-column-properties style:column-width="0.714cm"/>
    </style:style>
    <style:style style:name="Tabelle1.A1" style:family="table-cell">
      <style:table-cell-properties fo:padding="0.097cm" fo:border="none"/>
    </style:style>
    <style:style style:name="Tabelle2" style:family="table">
      <style:table-properties style:width="17.013cm" fo:margin-left="0cm" table:align="left" style:shadow="none"/>
    </style:style>
    <style:style style:name="Tabelle2.A" style:family="table-column">
      <style:table-column-properties style:column-width="16.298cm"/>
    </style:style>
    <style:style style:name="Tabelle2.B" style:family="table-column">
      <style:table-column-properties style:column-width="0.714cm"/>
    </style:style>
    <style:style style:name="Tabelle2.A1" style:family="table-cell">
      <style:table-cell-properties fo:padding="0.097cm" fo:border="none"/>
    </style:style>
    <style:style style:name="P1" style:family="paragraph" style:parent-style-name="Standard">
      <style:paragraph-properties fo:line-height="150%" fo:text-align="justify" style:justify-single-word="false"/>
      <style:text-properties style:font-name="Arial1" fo:language="en" fo:country="US" officeooo:rsid="0005927f" officeooo:paragraph-rsid="0005927f"/>
    </style:style>
    <style:style style:name="P2"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officeooo:rsid="0005927f" officeooo:paragraph-rsid="0005927f"/>
    </style:style>
    <style:style style:name="P3"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officeooo:rsid="00084044" officeooo:paragraph-rsid="00084044"/>
    </style:style>
    <style:style style:name="P4" style:family="paragraph" style:parent-style-name="Standard">
      <style:paragraph-properties fo:line-height="150%" fo:text-align="justify" style:justify-single-word="false"/>
      <style:text-properties style:font-name="Arial1" fo:language="en" fo:country="US" officeooo:rsid="000781b6" officeooo:paragraph-rsid="000781b6"/>
    </style:style>
    <style:style style:name="P5" style:family="paragraph" style:parent-style-name="Standard">
      <style:paragraph-properties fo:line-height="150%" fo:text-align="justify" style:justify-single-word="false"/>
      <style:text-properties style:font-name="Arial1" fo:language="en" fo:country="US" officeooo:rsid="00084044" officeooo:paragraph-rsid="00084044"/>
    </style:style>
    <style:style style:name="P6" style:family="paragraph" style:parent-style-name="Standard">
      <style:paragraph-properties fo:line-height="150%" fo:text-align="justify" style:justify-single-word="false"/>
      <style:text-properties style:font-name="Arial1" fo:language="en" fo:country="US" officeooo:rsid="00091185" officeooo:paragraph-rsid="00091185"/>
    </style:style>
    <style:style style:name="P7" style:family="paragraph" style:parent-style-name="Standard">
      <style:paragraph-properties fo:line-height="150%" fo:text-align="justify" style:justify-single-word="false"/>
      <style:text-properties style:font-name="Arial1" fo:language="en" fo:country="US" officeooo:rsid="0005927f" officeooo:paragraph-rsid="000dde08"/>
    </style:style>
    <style:style style:name="P8" style:family="paragraph" style:parent-style-name="Standard">
      <style:paragraph-properties fo:line-height="150%" fo:text-align="justify" style:justify-single-word="false"/>
      <style:text-properties style:font-name="Arial1" fo:language="en" fo:country="US" officeooo:rsid="00091185" officeooo:paragraph-rsid="00091185"/>
    </style:style>
    <style:style style:name="P9" style:family="paragraph" style:parent-style-name="Standard">
      <style:paragraph-properties fo:line-height="150%" fo:text-align="justify" style:justify-single-word="false"/>
      <style:text-properties style:font-name="Arial1" fo:language="en" fo:country="US" officeooo:rsid="000dfa37" officeooo:paragraph-rsid="000dfa37"/>
    </style:style>
    <style:style style:name="P10" style:family="paragraph" style:parent-style-name="Standard">
      <style:paragraph-properties fo:line-height="150%" fo:text-align="justify" style:justify-single-word="false"/>
      <style:text-properties style:font-name="Arial1" fo:language="en" fo:country="US" officeooo:rsid="000fdc79" officeooo:paragraph-rsid="000fdc79"/>
    </style:style>
    <style:style style:name="P11"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officeooo:rsid="000dde08" officeooo:paragraph-rsid="000dde08"/>
    </style:style>
    <style:style style:name="P12"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officeooo:rsid="000dfa37" officeooo:paragraph-rsid="000dfa37"/>
    </style:style>
    <style:style style:name="P13"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officeooo:rsid="000fdc79" officeooo:paragraph-rsid="000fdc79"/>
    </style:style>
    <style:style style:name="P14"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officeooo:rsid="0011eef3" officeooo:paragraph-rsid="0011eef3"/>
    </style:style>
    <style:style style:name="P15" style:family="paragraph" style:parent-style-name="Standard">
      <style:paragraph-properties fo:line-height="150%" fo:text-align="justify" style:justify-single-word="false"/>
      <style:text-properties style:font-name="Arial1" fo:language="en" fo:country="US" officeooo:rsid="0011eef3" officeooo:paragraph-rsid="0011eef3"/>
    </style:style>
    <style:style style:name="P16" style:family="paragraph" style:parent-style-name="Standard">
      <style:paragraph-properties fo:line-height="150%" fo:text-align="justify" style:justify-single-word="false"/>
      <style:text-properties style:font-name="Arial1" fo:language="en" fo:country="US" officeooo:rsid="0011eef3" officeooo:paragraph-rsid="0015ea60"/>
    </style:style>
    <style:style style:name="P17" style:family="paragraph" style:parent-style-name="Standard">
      <style:paragraph-properties fo:line-height="150%" fo:text-align="justify" style:justify-single-word="false"/>
      <style:text-properties style:font-name="Arial1" fo:language="en" fo:country="US" officeooo:rsid="00137670" officeooo:paragraph-rsid="00137670"/>
    </style:style>
    <style:style style:name="P18" style:family="paragraph" style:parent-style-name="Standard">
      <style:paragraph-properties fo:line-height="150%" fo:text-align="justify" style:justify-single-word="false"/>
      <style:text-properties style:font-name="Arial1" fo:language="en" fo:country="US" officeooo:rsid="0015ea60" officeooo:paragraph-rsid="0015ea60"/>
    </style:style>
    <style:style style:name="P19" style:family="paragraph" style:parent-style-name="Standard">
      <style:paragraph-properties fo:line-height="150%" fo:text-align="justify" style:justify-single-word="false"/>
      <style:text-properties style:font-name="Arial1" fo:language="en" fo:country="US" officeooo:rsid="0017c8fb" officeooo:paragraph-rsid="0017c8fb"/>
    </style:style>
    <style:style style:name="P20" style:family="paragraph" style:parent-style-name="Table_20_Contents">
      <style:paragraph-properties fo:text-align="end" style:justify-single-word="false"/>
      <style:text-properties style:font-name="Arial1" officeooo:rsid="0011d67e" officeooo:paragraph-rsid="0011d67e"/>
    </style:style>
    <style:style style:name="P21" style:family="paragraph" style:parent-style-name="Table_20_Contents">
      <style:paragraph-properties fo:text-align="end" style:justify-single-word="false"/>
      <style:text-properties style:font-name="Arial1" officeooo:rsid="0011d67e" officeooo:paragraph-rsid="0015ea60"/>
    </style:style>
    <style:style style:name="P22" style:family="paragraph" style:parent-style-name="Table_20_Contents">
      <style:paragraph-properties fo:text-align="center" style:justify-single-word="false"/>
      <style:text-properties style:font-name="Arial1"/>
    </style:style>
    <style:style style:name="P23" style:family="paragraph" style:parent-style-name="Table_20_Contents">
      <style:paragraph-properties fo:text-align="center" style:justify-single-word="false"/>
      <style:text-properties style:font-name="Arial1" officeooo:paragraph-rsid="0015ea60"/>
    </style:style>
    <style:style style:name="T1" style:family="text">
      <style:text-properties officeooo:rsid="000781b6"/>
    </style:style>
    <style:style style:name="T2" style:family="text">
      <style:text-properties officeooo:rsid="00084044"/>
    </style:style>
    <style:style style:name="T3" style:family="text">
      <style:text-properties officeooo:rsid="00091185"/>
    </style:style>
    <style:style style:name="T4" style:family="text">
      <style:text-properties fo:color="#ff6600"/>
    </style:style>
    <style:style style:name="T5" style:family="text">
      <style:text-properties fo:color="#ff6600" officeooo:rsid="000781b6"/>
    </style:style>
    <style:style style:name="T6" style:family="text">
      <style:text-properties fo:color="#ff6600" officeooo:rsid="00084044" fo:background-color="#ffffff" loext:char-shading-value="0"/>
    </style:style>
    <style:style style:name="T7" style:family="text">
      <style:text-properties fo:font-style="italic" style:font-style-asian="italic" style:font-style-complex="italic"/>
    </style:style>
    <style:style style:name="T8" style:family="text">
      <style:text-properties fo:font-style="italic" officeooo:rsid="000781b6" style:font-style-asian="italic" style:font-style-complex="italic"/>
    </style:style>
    <style:style style:name="T9" style:family="text">
      <style:text-properties fo:font-style="italic" officeooo:rsid="00091185" style:font-style-asian="italic" style:font-style-complex="italic"/>
    </style:style>
    <style:style style:name="T10" style:family="text">
      <style:text-properties fo:font-style="italic" officeooo:rsid="0018a4be" style:font-style-asian="italic" style:font-style-complex="italic"/>
    </style:style>
    <style:style style:name="T11" style:family="text">
      <style:text-properties officeooo:rsid="0009a115"/>
    </style:style>
    <style:style style:name="T12" style:family="text">
      <style:text-properties officeooo:rsid="000c6ec7"/>
    </style:style>
    <style:style style:name="T13" style:family="text">
      <style:text-properties officeooo:rsid="000db7a3"/>
    </style:style>
    <style:style style:name="T14" style:family="text">
      <style:text-properties officeooo:rsid="000e42aa"/>
    </style:style>
    <style:style style:name="T15" style:family="text">
      <style:text-properties officeooo:rsid="0011d67e"/>
    </style:style>
    <style:style style:name="T16" style:family="text">
      <style:text-properties officeooo:rsid="00140adc"/>
    </style:style>
    <style:style style:name="T17" style:family="text">
      <style:text-properties officeooo:rsid="0015ea60"/>
    </style:style>
    <style:style style:name="T18" style:family="text">
      <style:text-properties style:font-name="Arial" officeooo:rsid="0017c8fb"/>
    </style:style>
    <style:style style:name="T19" style:family="text">
      <style:text-properties officeooo:rsid="0018a4be"/>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wEPR <text:span text:style-name="T3">Package</text:span></text:p>
      <text:p text:style-name="P1"/>
      <text:p text:style-name="P7">The cwEPR <text:span text:style-name="T12">package</text:span> <text:span text:style-name="T13">consisting of different modules</text:span> for handling experimental data from continuous wave EPR <text:span text:style-name="T12">(cwEPR)</text:span> experiments and is derived from the ASpecD<text:span text:style-name="T12"> </text:span>framework <text:span text:style-name="T12">(</text:span><text:a xlink:type="simple" xlink:href="https://docs.aspecd.de/" text:style-name="Internet_20_link" text:visited-style-name="Visited_20_Internet_20_Link"><text:span text:style-name="T12">https://docs.aspecd.de/</text:span></text:a><text:span text:style-name="T12">)</text:span>.</text:p>
      <text:p text:style-name="P1"/>
      <text:p text:style-name="P2">General Idea</text:p>
      <text:p text:style-name="P1"/>
      <text:p text:style-name="P7">This <text:span text:style-name="T3">package</text:span> is built on the general ideas outlined in the AspecD<text:span text:style-name="T12"> </text:span>documentation <text:span text:style-name="T12">(</text:span><text:a xlink:type="simple" xlink:href="https://docs.aspecd.de/" text:style-name="Internet_20_link" text:visited-style-name="Visited_20_Internet_20_Link"><text:span text:style-name="T12">https://docs.aspecd.de/</text:span></text:a><text:span text:style-name="T12">)</text:span>, the most important being the reproducibility of scientific data <text:span text:style-name="T12">analysis</text:span>. The idea of reproducibility is a fundamental concept of science. <text:span text:style-name="T12">It</text:span> relies on the complete <text:span text:style-name="T1">documentation of additional experimental data (metadata), </text:span><text:span text:style-name="T8">i.e.</text:span><text:span text:style-name="T1"> experimental conditions and parameters as well as a history of every working step performed on this data. This process is complicated and rather tedious to perform manually. Therefore, it is a fundamental functionality of ASpecD and also of this derived package to make the metadata </text:span><text:span text:style-name="T5">creation</text:span><text:span text:style-name="T1"> as automatic, easy and complete as possible. The aim is to provide a complete experimental documentation and gap-less coverage of all processing and analysis steps applied. In this perspective, any dataset at any point should be easy to trace back to the original raw data, the same being true for any type of representation, including but not limited to tables and plots. </text:span></text:p>
      <text:p text:style-name="P4">To ensure the gap-less documentation <text:span text:style-name="T2">the ASpecD </text:span>framework <text:span text:style-name="T2">and the derived cwEPR package unite the numeric data </text:span><text:span text:style-name="T6">with</text:span><text:span text:style-name="T2"> the respective metadata as well as a history of processing and analysis including all parameters employed.</text:span></text:p>
      <text:p text:style-name="P5">For the easy and future-proof usage the project is open-source and extensively documented allowing for <text:span text:style-name="T12">easily creating</text:span> new derived modules and functionalities for any number of purposes.</text:p>
      <text:p text:style-name="P5"/>
      <text:p text:style-name="P3"><text:span text:style-name="T4">Units</text:span> of the module</text:p>
      <text:p text:style-name="P5"/>
      <text:p text:style-name="P5">The <text:span text:style-name="T12">package</text:span> uses the fundamental concept of the dataset as defined in ASpecD, uniting numeric data and metadata. Importers allow loading raw data, usually directly from a spectrometer, for processing, while exporters allow <text:span text:style-name="T12">exporting</text:span> the processed data in <text:s/>easily accessible formats to integrate the <text:span text:style-name="T12">package</text:span> into a work-flow involving different processing software or using it in cooperations involving scientists using different software.</text:p>
      <text:p text:style-name="P5"><text:soft-page-break/>The <text:span text:style-name="T3">processing module includes different functionalities to modify the data without yielding an independent result, </text:span><text:span text:style-name="T9">e.g.</text:span><text:span text:style-name="T3"> field correction, phase correction and baseline correction.</text:span></text:p>
      <text:p text:style-name="P6">The analysis module includes different functionalities applied to the data yielding independent results, <text:span text:style-name="T7">e.g.</text:span> integration and determination of parameters for field correction and baseline correction.</text:p>
      <text:p text:style-name="P6">The plotting module includes <text:span text:style-name="T12">multiple</text:span> functionalities for creating <text:span text:style-name="T11">highly</text:span> customizable plots of the data for different purposes.</text:p>
      <text:p text:style-name="P6"/>
      <text:p text:style-name="P11">Detailed explanation</text:p>
      <text:p text:style-name="P12">Baseline Correction</text:p>
      <text:p text:style-name="P9">The baseline correction makes use of two different functionalities: The BaselineFitting (Analysis module) and BaselineCorrection (Processing module). The former determines a <text:span text:style-name="T14">polynomial</text:span> <text:span text:style-name="T14">for the baseline using the outer parts of the spectrum for a fit and a user-specified order for the polynomial and yields the polynomial coefficients as result. The latter performs the actual baseline correction by subtracting the polynomial from the spectrum.</text:span></text:p>
      <text:p text:style-name="P9"/>
      <text:p text:style-name="P13">Field Correction</text:p>
      <text:p text:style-name="P10">The field correction makes use of two different functionalities: The FieldCorrectionValueFinding (Analysis module) and FieldCorrection (Processing module). The former determines a correction value from a field standard spectrum, the latter performs the actual correction by shifting the field axis by the value determined.</text:p>
      <text:p text:style-name="P10"/>
      <text:p text:style-name="P13">Frequency Correction</text:p>
      <text:p text:style-name="P10">The frequency correction is a functionality of the Processing module used for <text:span text:style-name="T15">transforming a spectrum to a different frequency which is useful for comparing and subtracting spectra. In the process the field axis of the spectrum is transformed to a g axis using formula 1 and the respective microwave frequency, then transformed back into a field axis using formula 2 and the target microwave frequency.</text:span></text:p>
      <table:table table:name="Tabelle1" table:style-name="Tabelle1">
        <table:table-column table:style-name="Tabelle1.A"/>
        <table:table-column table:style-name="Tabelle1.B"/>
        <table:table-row>
          <table:table-cell table:style-name="Tabelle1.A1" office:value-type="string">
            <text:p text:style-name="P22"><draw:frame draw:style-name="fr1" draw:name="Objekt1" text:anchor-type="as-char" svg:y="-0.621cm" svg:width="2.05cm" svg:height="1.064cm" draw:z-index="0"><draw:object xlink:href="./Object 1" xlink:type="simple" xlink:show="embed" xlink:actuate="onLoad"/><draw:image xlink:href="./ObjectReplacements/Object 1" xlink:type="simple" xlink:show="embed" xlink:actuate="onLoad"/><svg:desc>Formel</svg:desc></draw:frame></text:p>
          </table:table-cell>
          <table:table-cell table:style-name="Tabelle1.A1" office:value-type="string">
            <text:p text:style-name="P20">(1)</text:p>
          </table:table-cell>
        </table:table-row>
        <table:table-row>
          <table:table-cell table:style-name="Tabelle1.A1" office:value-type="string">
            <text:p text:style-name="P22"><draw:frame draw:style-name="fr1" draw:name="Objekt2" text:anchor-type="as-char" svg:y="-0.621cm" svg:width="2.05cm" svg:height="1.064cm" draw:z-index="1"><draw:object xlink:href="./Object 2" xlink:type="simple" xlink:show="embed" xlink:actuate="onLoad"/><draw:image xlink:href="./ObjectReplacements/Object 2" xlink:type="simple" xlink:show="embed" xlink:actuate="onLoad"/><svg:desc>Formel</svg:desc></draw:frame></text:p>
          </table:table-cell>
          <table:table-cell table:style-name="Tabelle1.A1" office:value-type="string">
            <text:p text:style-name="P20">(2)</text:p>
          </table:table-cell>
        </table:table-row>
      </table:table>
      <text:p text:style-name="P10"/>
      <text:p text:style-name="P14">Subtracting Spectra</text:p>
      <text:p text:style-name="P17"><text:soft-page-break/><text:span text:style-name="T16">The SubtractSpectrum functionality (Processing module)</text:span> allows for subtracting a curve (usually a background spectrum) from a given dataset’s spectrum. <text:span text:style-name="T16">The class uses interpolation automatically, though it is advisable to check the axis limits of both curves/spectra prior to subtraction. This is not done automatically, but the cwEPR package contains the functionality CommonspaceAndDelimiters specifically designed for this which will raise an error if the common axis space is rather small.</text:span></text:p>
      <text:p text:style-name="P15"/>
      <text:p text:style-name="P14">Phase Correction</text:p>
      <text:p text:style-name="P18">The PhaseCorrection functionality (Processing module) performs a parameter-free correction. This is done by obtaining the imaginary part of the spectrum through Hilbert transformation. After rotation by the phase angle <text:span text:style-name="T18">γ</text:span> (obtained from the metadata), using formula 3, the real part of the spectrum is retrieved.</text:p>
      <text:p text:style-name="P18"/>
      <table:table table:name="Tabelle2" table:style-name="Tabelle2">
        <table:table-column table:style-name="Tabelle2.A"/>
        <table:table-column table:style-name="Tabelle2.B"/>
        <table:table-row>
          <table:table-cell table:style-name="Tabelle2.A1" office:value-type="string">
            <text:p text:style-name="P23"><draw:frame draw:style-name="fr1" draw:name="Objekt3" text:anchor-type="as-char" svg:y="-0.437cm" svg:width="4.523cm" svg:height="0.529cm" draw:z-index="2"><draw:object xlink:href="./Object 3" xlink:type="simple" xlink:show="embed" xlink:actuate="onLoad"/><draw:image xlink:href="./ObjectReplacements/Object 3" xlink:type="simple" xlink:show="embed" xlink:actuate="onLoad"/><svg:desc>Formel</svg:desc></draw:frame></text:p>
          </table:table-cell>
          <table:table-cell table:style-name="Tabelle2.A1" office:value-type="string">
            <text:p text:style-name="P21">(<text:span text:style-name="T17">3</text:span>)</text:p>
          </table:table-cell>
        </table:table-row>
      </table:table>
      <text:p text:style-name="P16"/>
      <text:p text:style-name="P14">Normalization</text:p>
      <text:p text:style-name="P19">The Processing module contains two functionalities for normalization of spectra: NormalizationMaximum for a normalization concerning the intensity maximum and NormalizationArea for one concerning the area under the curve.</text:p>
      <text:p text:style-name="P15"/>
      <text:p text:style-name="P14">Integration</text:p>
      <text:p text:style-name="P19">The Analysis module contains two functionalities for integration: IntegrationIndefinite <text:span text:style-name="T19">performs an integration yielding a new function (</text:span><text:span text:style-name="T10">i.e.</text:span><text:span text:style-name="T19"> a new set of </text:span><text:span text:style-name="T10">y</text:span><text:span text:style-name="T19"> values) This functionality is used to obtain the absorption spectrum from the first derivative spectrum. IntegrationDefinite yields a numeric value (</text:span><text:span text:style-name="T10">i.e.</text:span><text:span text:style-name="T19"> the area under the curve). This is useful for comparing spectra and for quantification, </text:span><text:span text:style-name="T10">inter alia</text:span><text:span text:style-name="T19">.</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4:18:06.784427902</meta:creation-date>
    <dc:date>2019-01-21T15:50:52.520993847</dc:date>
    <meta:editing-duration>PT30M49S</meta:editing-duration>
    <meta:editing-cycles>2</meta:editing-cycles>
    <meta:generator>LibreOffice/5.1.6.2$Linux_X86_64 LibreOffice_project/10m0$Build-2</meta:generator>
    <meta:document-statistic meta:table-count="2" meta:image-count="0" meta:object-count="3" meta:page-count="3" meta:paragraph-count="32" meta:word-count="765" meta:character-count="5340" meta:non-whitespace-character-count="4602"/>
  </office:meta>
</office:document-meta>
</file>

<file path=Object 1/content.xml><?xml version="1.0" encoding="utf-8"?>
<math xmlns="http://www.w3.org/1998/Math/MathML" display="block">
  <semantics>
    <mrow>
      <mi>g</mi>
      <mrow>
        <mspace width="2em"/>
        <mo stretchy="false">=</mo>
        <mspace width="2em"/>
      </mrow>
      <mfrac>
        <mrow>
          <mi>h</mi>
          <mi mathvariant="normal">ν</mi>
        </mrow>
        <mrow>
          <msub>
            <mi mathvariant="normal">μ</mi>
            <mstyle mathvariant="normal">
              <mi mathvariant="normal">B</mi>
            </mstyle>
          </msub>
          <mi>B</mi>
        </mrow>
      </mfrac>
    </mrow>
    <annotation encoding="StarMath 5.0">g ~ = ~ {h%nu} over {{%mu}_nitalic B B} </annotation>
  </semantics>
</math>
</file>

<file path=Object 2/content.xml><?xml version="1.0" encoding="utf-8"?>
<math xmlns="http://www.w3.org/1998/Math/MathML" display="block">
  <semantics>
    <mrow>
      <mi>B</mi>
      <mrow>
        <mspace width="2em"/>
        <mo stretchy="false">=</mo>
        <mspace width="2em"/>
      </mrow>
      <mfrac>
        <mrow>
          <mi>h</mi>
          <mi mathvariant="normal">ν</mi>
        </mrow>
        <mrow>
          <msub>
            <mi mathvariant="normal">μ</mi>
            <mstyle mathvariant="normal">
              <mi mathvariant="normal">B</mi>
            </mstyle>
          </msub>
          <mi>g</mi>
        </mrow>
      </mfrac>
    </mrow>
    <annotation encoding="StarMath 5.0">B ~ = ~ {h%nu} over {{%mu}_nitalic B g} </annotation>
  </semantics>
</math>
</file>

<file path=Object 3/content.xml><?xml version="1.0" encoding="utf-8"?>
<math xmlns="http://www.w3.org/1998/Math/MathML" display="block">
  <semantics>
    <mrow>
      <mi mathvariant="italic">newdata</mi>
      <mrow>
        <mspace width="2em"/>
        <mo stretchy="false">=</mo>
        <mspace width="2em"/>
      </mrow>
      <mrow>
        <mstyle mathvariant="normal">
          <msup>
            <mi mathvariant="normal">e</mi>
            <mrow>
              <mrow>
                <mo stretchy="false">−</mo>
                <mi mathvariant="normal">i</mi>
              </mrow>
              <mi mathvariant="normal">γ</mi>
            </mrow>
          </msup>
        </mstyle>
        <mo stretchy="false">⋅</mo>
        <mi mathvariant="italic">olddata</mi>
      </mrow>
    </mrow>
    <annotation encoding="StarMath 5.0">newdata ~ = ~ nitalic e^{-i%gamma} cdot olddata </annotation>
  </semantics>
</math>
</file>